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0"/>
    <style:style style:name="ce6" style:family="table-cell" style:parent-style-name="Default" style:data-style-name="N84"/>
    <style:style style:name="T1" style:family="text">
      <style:text-properties style:use-window-font-color="true" style:font-name="" fo:font-size="12pt" style:letter-kerning="true" fo:language="pt" fo:country="BR" style:language-asian="hi" style:country-asian="IN" style:font-name-asian="FreeSans" style:font-size-asian="12pt"/>
    </style:style>
    <style:style style:name="T2" style:family="text">
      <style:text-properties style:font-name="" fo:font-size="12pt" style:letter-kerning="true" style:language-asian="hi" style:country-asian="IN" style:font-name-asian="FreeSans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liente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57">
          <table:table-cell table:number-columns-repeated="9"/>
        </table:table-row>
        <table:table-row table:style-name="ro1">
          <table:table-cell office:value-type="string" calcext:value-type="string">
            <text:p><text:s/>lancamento;</text:p>
          </table:table-cell>
          <table:table-cell table:number-columns-repeated="8"/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style-name="ce1" office:value-type="string" calcext:value-type="string">
            <text:p>ban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digoban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'DinheirAll’</text:p>
          </table:table-cell>
          <table:table-cell office:value-type="string" calcext:value-type="string">
            <text:p>'00001’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genci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odigoagencia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estado </text:p>
          </table:table-cell>
          <table:table-cell table:style-name="ce1" office:value-type="string" calcext:value-type="string">
            <text:p>b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123-4’</text:p>
          </table:table-cell>
          <table:table-cell office:value-type="string" calcext:value-type="string">
            <text:p>'Rio Grande’</text:p>
          </table:table-cell>
          <table:table-cell office:value-type="string" calcext:value-type="string">
            <text:p>'RS’</text:p>
          </table:table-cell>
          <table:table-cell table:style-name="ce1" office:value-type="string" calcext:value-type="string">
            <text:p>'00001’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rodu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produto</text:p>
          </table:table-cell>
          <table:table-cell office:value-type="string" calcext:value-type="string">
            <text:p>nomeproduto</text:p>
          </table:table-cell>
          <table:table-cell table:style-name="ce1" office:value-type="string" calcext:value-type="string">
            <text:p>banco</text:p>
          </table:table-cell>
          <table:table-cell office:value-type="string" calcext:value-type="string">
            <text:p>taxaadesa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’</text:p>
          </table:table-cell>
          <table:table-cell office:value-type="string" calcext:value-type="string">
            <text:p>'conta corrente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40.00</text:p>
          </table:table-cell>
          <table:table-cell table:formula="of:=COM.MICROSOFT.CONCAT(&quot;(&quot;;[.A110];&quot;,&quot;;[.B110];&quot;,&quot;;[.C110];&quot;,&quot;;[.D110];&quot;)&quot;;)" office:value-type="string" office:string-value="('00001’,'conta corrente’,'00001’,40.00)" calcext:value-type="string">
            <text:p>('00001’,'conta corrente’,'00001’,40.00)</text:p>
          </table:table-cell>
          <table:table-cell office:value-type="string" calcext:value-type="string">
            <text:p>('00001’,'conta corrente’,'00001’,40.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00002’</text:p>
          </table:table-cell>
          <table:table-cell office:value-type="string" calcext:value-type="string">
            <text:p>'cheque especial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20.00</text:p>
          </table:table-cell>
          <table:table-cell table:formula="of:=COM.MICROSOFT.CONCAT(&quot;(&quot;;[.A111];&quot;,&quot;;[.B111];&quot;,&quot;;[.C111];&quot;,&quot;;[.D111];&quot;)&quot;;)" office:value-type="string" office:string-value="('00002’,'cheque especial’,'00001’,20.00)" calcext:value-type="string">
            <text:p>('00002’,'cheque especial’,'00001’,20.00)</text:p>
          </table:table-cell>
          <table:table-cell office:value-type="string" calcext:value-type="string">
            <text:p>('00002’,'cheque especial’,'00001’,20.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00003’</text:p>
          </table:table-cell>
          <table:table-cell office:value-type="string" calcext:value-type="string">
            <text:p>'empréstimo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35.00</text:p>
          </table:table-cell>
          <table:table-cell table:formula="of:=COM.MICROSOFT.CONCAT(&quot;(&quot;;[.A112];&quot;,&quot;;[.B112];&quot;,&quot;;[.C112];&quot;,&quot;;[.D112];&quot;)&quot;;)" office:value-type="string" office:string-value="('00003’,'empréstimo’,'00001’,35.00)" calcext:value-type="string">
            <text:p>('00003’,'empréstimo’,'00001’,35.00)</text:p>
          </table:table-cell>
          <table:table-cell office:value-type="string" calcext:value-type="string">
            <text:p>('00003’,'empréstimo’,'00001’,35.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00004’</text:p>
          </table:table-cell>
          <table:table-cell office:value-type="string" calcext:value-type="string">
            <text:p>'seguro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formula="of:=COM.MICROSOFT.CONCAT(&quot;(&quot;;[.A113];&quot;,&quot;;[.B113];&quot;,&quot;;[.C113];&quot;,&quot;;[.D113];&quot;)&quot;;)" office:value-type="string" office:string-value="('00004’,'seguro’,'00001’,NULL)" calcext:value-type="string">
            <text:p>('00004’,'seguro’,'00001’,NULL)</text:p>
          </table:table-cell>
          <table:table-cell office:value-type="string" calcext:value-type="string">
            <text:p>('00004’,'seguro’,'00001’,N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00005’</text:p>
          </table:table-cell>
          <table:table-cell office:value-type="string" calcext:value-type="string">
            <text:p>'investimento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formula="of:=COM.MICROSOFT.CONCAT(&quot;(&quot;;[.A114];&quot;,&quot;;[.B114];&quot;,&quot;;[.C114];&quot;,&quot;;[.D114];&quot;)&quot;;)" office:value-type="string" office:string-value="('00005’,'investimento’,'00001’,NULL)" calcext:value-type="string">
            <text:p>('00005’,'investimento’,'00001’,NULL)</text:p>
          </table:table-cell>
          <table:table-cell office:value-type="string" calcext:value-type="string">
            <text:p>('00005’,'investimento’,'00001’,N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00006’</text:p>
          </table:table-cell>
          <table:table-cell office:value-type="string" calcext:value-type="string">
            <text:p>'cartão de crédito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20.00</text:p>
          </table:table-cell>
          <table:table-cell table:formula="of:=COM.MICROSOFT.CONCAT(&quot;(&quot;;[.A115];&quot;,&quot;;[.B115];&quot;,&quot;;[.C115];&quot;,&quot;;[.D115];&quot;)&quot;;)" office:value-type="string" office:string-value="('00006’,'cartão de crédito’,'00001’,20.00)" calcext:value-type="string">
            <text:p>('00006’,'cartão de crédito’,'00001’,20.00)</text:p>
          </table:table-cell>
          <table:table-cell office:value-type="string" calcext:value-type="string">
            <text:p>('00006’,'cartão de crédito’,'00001’,20.00)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<text:s/>cliente;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me</text:p>
          </table:table-cell>
          <table:table-cell table:style-name="ce2" office:value-type="string" calcext:value-type="string">
            <text:p>documento</text:p>
          </table:table-cell>
          <table:table-cell table:style-name="ce2" office:value-type="string" calcext:value-type="string">
            <text:p>datacadastro</text:p>
          </table:table-cell>
          <table:table-cell office:value-type="string" calcext:value-type="string">
            <text:p>cidade</text:p>
          </table:table-cell>
          <table:table-cell table:style-name="ce2" office:value-type="string" calcext:value-type="string">
            <text:p>endereço</text:p>
          </table:table-cell>
          <table:table-cell office:value-type="string" calcext:value-type="string">
            <text:p>estado </text:p>
          </table:table-cell>
          <table:table-cell table:style-name="ce4" office:value-type="string" calcext:value-type="string">
            <text:p>agencia</text:p>
          </table:table-cell>
          <table:table-cell table:style-name="ce2" office:value-type="string" calcext:value-type="string">
            <text:p>datadesligamento</text:p>
          </table:table-cell>
          <table:table-cell office:value-type="string" calcext:value-type="string">
            <text:p>rendamensal</text:p>
          </table:table-cell>
        </table:table-row>
        <table:table-row table:style-name="ro1">
          <table:table-cell office:value-type="string" calcext:value-type="string">
            <text:p>'Fulano da Silva’</text:p>
          </table:table-cell>
          <table:table-cell office:value-type="string" calcext:value-type="string">
            <text:p>'12345678901’</text:p>
          </table:table-cell>
          <table:table-cell table:style-name="ce5" office:value-type="string" calcext:value-type="string">
            <text:p>'2020-08-01 10:30:00’</text:p>
          </table:table-cell>
          <table:table-cell office:value-type="string" calcext:value-type="string">
            <text:p>'Rio Grande’</text:p>
          </table:table-cell>
          <table:table-cell office:value-type="string" calcext:value-type="string">
            <text:p>'Rua ABC, 999,Centro, CEP 96200-000’</text:p>
          </table:table-cell>
          <table:table-cell office:value-type="string" calcext:value-type="string">
            <text:p>'RS’</text:p>
          </table:table-cell>
          <table:table-cell office:value-type="string" calcext:value-type="string">
            <text:p>'123-4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0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rtao de credito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bandeira</text:p>
          </table:table-cell>
          <table:table-cell table:style-name="ce2" office:value-type="string" calcext:value-type="string">
            <text:p>numerocartao</text:p>
          </table:table-cell>
          <table:table-cell office:value-type="string" calcext:value-type="string">
            <text:p>datavencimento</text:p>
          </table:table-cell>
          <table:table-cell table:style-name="ce1" office:value-type="string" calcext:value-type="string">
            <text:p>cliente</text:p>
          </table:table-cell>
          <table:table-cell table:style-name="ce2" office:value-type="string" calcext:value-type="string">
            <text:p>contrato</text:p>
          </table:table-cell>
          <table:table-cell table:style-name="ce2" office:value-type="string" calcext:value-type="string">
            <text:p>limite</text:p>
          </table:table-cell>
          <table:table-cell table:style-name="ce2" office:value-type="string" calcext:value-type="string">
            <text:p>datacontratacao</text:p>
          </table:table-cell>
          <table:table-cell table:style-name="ce2" office:value-type="string" calcext:value-type="string">
            <text:p>validade</text:p>
          </table:table-cell>
          <table:table-cell office:value-type="string" calcext:value-type="string">
            <text:p>datafechamento</text:p>
          </table:table-cell>
        </table:table-row>
        <table:table-row table:style-name="ro3">
          <table:table-cell table:style-name="ce3" office:value-type="string" calcext:value-type="string">
            <text:p>'VISA’</text:p>
          </table:table-cell>
          <table:table-cell table:style-name="ce3" office:value-type="string" calcext:value-type="string">
            <text:p>'1234123412341234’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2345678901’</text:p>
          </table:table-cell>
          <table:table-cell table:style-name="ce3" office:value-type="string" calcext:value-type="string">
            <text:p>'12357-123/2020’</text:p>
          </table:table-cell>
          <table:table-cell office:value-type="string" calcext:value-type="string">
            <text:p>5000.00</text:p>
          </table:table-cell>
          <table:table-cell table:style-name="ce5" office:value-type="string" calcext:value-type="string">
            <text:p>'2020-08-05 11:05:00’</text:p>
          </table:table-cell>
          <table:table-cell table:style-name="ce3" office:value-type="string" calcext:value-type="string">
            <text:p>'01/09/2024’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mpracarta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odcompra</text:p>
          </table:table-cell>
          <table:table-cell table:style-name="ce2" office:value-type="string" calcext:value-type="string">
            <text:p>datacompra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descricao</text:p>
          </table:table-cell>
          <table:table-cell table:style-name="ce2" office:value-type="string" calcext:value-type="string">
            <text:p>numparcelas</text:p>
          </table:table-cell>
          <table:table-cell table:style-name="ce4" office:value-type="string" calcext:value-type="string">
            <text:p>numerocarta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'000055’</text:p>
          </table:table-cell>
          <table:table-cell table:style-name="ce5" office:value-type="string" calcext:value-type="string">
            <text:p>'2020-08-13 18:30:00’</text:p>
          </table:table-cell>
          <table:table-cell office:value-type="string" calcext:value-type="string">
            <text:p>2500.00</text:p>
          </table:table-cell>
          <table:table-cell table:style-name="ce3" office:value-type="string" calcext:value-type="string">
            <text:p>'NaveNet Informática’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'1234123412341234’</text:p>
          </table:table-cell>
          <table:table-cell/>
          <table:table-cell table:formula="of:=COM.MICROSOFT.CONCAT(&quot;(&quot;;[.A127];&quot;,&quot;;[.B127];&quot;,&quot;;[.C127];&quot;,&quot;;[.D127];&quot;,&quot;;[.E127];&quot;,&quot;;[.F127];&quot;)&quot;)" office:value-type="string" office:string-value="('000055’,'2020-08-13 18:30:00’,2500.00,'NaveNet Informática’,4,'1234123412341234’)" calcext:value-type="string">
            <text:p>('000055’,'2020-08-13 18:30:00’,2500.00,'NaveNet Informática’,4,'1234123412341234’)</text:p>
          </table:table-cell>
          <table:table-cell/>
        </table:table-row>
        <table:table-row table:style-name="ro4">
          <table:table-cell office:value-type="string" calcext:value-type="string">
            <text:p>'000056’</text:p>
          </table:table-cell>
          <table:table-cell table:style-name="ce5" office:value-type="string" calcext:value-type="string">
            <text:p>'2020-09-06 16:10:00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F<text:span text:style-name="T1">erragem Casa Mais’</text:span>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'1234123412341234’</text:p>
          </table:table-cell>
          <table:table-cell/>
          <table:table-cell table:formula="of:=COM.MICROSOFT.CONCAT(&quot;(&quot;;[.A128];&quot;,&quot;;[.B128];&quot;,&quot;;[.C128];&quot;,&quot;;[.D128];&quot;,&quot;;[.E128];&quot;,&quot;;[.F128];&quot;)&quot;)" office:value-type="string" office:string-value="('000056’,'2020-09-06 16:10:00’,500,'Ferragem Casa Mais’,2,'1234123412341234’)" calcext:value-type="string">
            <text:p>('000056’,'2020-09-06 16:10:00’,500,'Ferragem Casa Mais’,2,'1234123412341234’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atura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datavencimento</text:p>
          </table:table-cell>
          <table:table-cell table:style-name="ce4" office:value-type="string" calcext:value-type="string">
            <text:p>numerocartao</text:p>
          </table:table-cell>
          <table:table-cell table:style-name="ce2" office:value-type="string" calcext:value-type="string">
            <text:p>datadopagamento</text:p>
          </table:table-cell>
          <table:table-cell office:value-type="string" calcext:value-type="string">
            <text:p>valor</text:p>
          </table:table-cell>
          <table:table-cell table:number-columns-repeated="3"/>
          <table:table-cell table:formula="of:=COM.MICROSOFT.CONCAT(&quot;(&quot;;[.A131];&quot;,&quot;;[.B131];&quot;,&quot;;[.C131];&quot;,&quot;;[.D131];&quot;,&quot;;[.E131];&quot;,&quot;;[.F131];&quot;)&quot;)" office:value-type="string" office:string-value="(datavencimento,numerocartao,datadopagamento,valor,,)" calcext:value-type="string">
            <text:p>(datavencimento,numerocartao,datadopagamento,valor,,)</text:p>
          </table:table-cell>
          <table:table-cell office:value-type="string" calcext:value-type="string">
            <text:p>(datavencimento,numerocartao,datadopagamento,valor)</text:p>
          </table:table-cell>
        </table:table-row>
        <table:table-row table:style-name="ro3">
          <table:table-cell office:value-type="string" calcext:value-type="string">
            <text:p>'2020-09-10’</text:p>
          </table:table-cell>
          <table:table-cell table:style-name="ce3" office:value-type="string" calcext:value-type="string">
            <text:p>'1234123412341234’</text:p>
          </table:table-cell>
          <table:table-cell office:value-type="string" calcext:value-type="string">
            <text:p>'2020-09-10’</text:p>
          </table:table-cell>
          <table:table-cell office:value-type="string" calcext:value-type="string">
            <text:p>880.00</text:p>
          </table:table-cell>
          <table:table-cell table:number-columns-repeated="3"/>
          <table:table-cell table:formula="of:=COM.MICROSOFT.CONCAT(&quot;(&quot;;[.A132];&quot;,&quot;;[.B132];&quot;,&quot;;[.C132];&quot;,&quot;;[.D132];&quot;,&quot;;[.E132];&quot;,&quot;;[.F132];&quot;)&quot;)" office:value-type="string" office:string-value="('2020-09-10’,'1234123412341234’,'2020-09-10’,880.00,,)" calcext:value-type="string">
            <text:p>('2020-09-10’,'1234123412341234’,'2020-09-10’,880.00,,)</text:p>
          </table:table-cell>
          <table:table-cell office:value-type="string" calcext:value-type="string">
            <text:p>('2020-09-10’,'1234123412341234’,'2020-09-10’,880.00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<text:s/>investimento;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odinvestimento</text:p>
          </table:table-cell>
          <table:table-cell table:style-name="ce2" office:value-type="string" calcext:value-type="string">
            <text:p>tipoinvestimento</text:p>
          </table:table-cell>
          <table:table-cell table:style-name="ce2" office:value-type="string" calcext:value-type="string">
            <text:p>datacontratacao</text:p>
          </table:table-cell>
          <table:table-cell table:style-name="ce4" office:value-type="string" calcext:value-type="string">
            <text:p>cliente</text:p>
          </table:table-cell>
          <table:table-cell table:style-name="ce2" office:value-type="string" calcext:value-type="string">
            <text:p>dataencerramento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eguro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odseguro</text:p>
          </table:table-cell>
          <table:table-cell table:style-name="ce2" office:value-type="string" calcext:value-type="string">
            <text:p>tiposeguro</text:p>
          </table:table-cell>
          <table:table-cell table:style-name="ce2" office:value-type="string" calcext:value-type="string">
            <text:p>valorseg</text:p>
          </table:table-cell>
          <table:table-cell table:style-name="ce4" office:value-type="string" calcext:value-type="string">
            <text:p>cliente</text:p>
          </table:table-cell>
          <table:table-cell table:style-name="ce2" office:value-type="string" calcext:value-type="string">
            <text:p>vigencia</text:p>
          </table:table-cell>
          <table:table-cell table:style-name="ce2" office:value-type="string" calcext:value-type="string">
            <text:p>datacontrataca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emprestimo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odigoemp</text:p>
          </table:table-cell>
          <table:table-cell table:style-name="ce2" office:value-type="string" calcext:value-type="string">
            <text:p>valortotal</text:p>
          </table:table-cell>
          <table:table-cell table:style-name="ce2" office:value-type="string" calcext:value-type="string">
            <text:p>numerodeparcelas</text:p>
          </table:table-cell>
          <table:table-cell table:style-name="ce2" office:value-type="string" calcext:value-type="string">
            <text:p>datacontratacao</text:p>
          </table:table-cell>
          <table:table-cell table:style-name="ce2" office:value-type="string" calcext:value-type="string">
            <text:p>tipoemprestimo</text:p>
          </table:table-cell>
          <table:table-cell table:style-name="ce4" office:value-type="string" calcext:value-type="string">
            <text:p>cliente</text:p>
          </table:table-cell>
          <table:table-cell/>
          <table:table-cell table:formula="of:=COM.MICROSOFT.CONCAT(&quot;(&quot;;[.A141];&quot;,&quot;;[.B141];&quot;,&quot;;[.C141];&quot;,&quot;;[.D141];&quot;,&quot;;[.E141];&quot;,&quot;;[.F141];&quot;)&quot;)" office:value-type="string" office:string-value="(codigoemp,valortotal,numerodeparcelas,datacontratacao,tipoemprestimo,cliente)" calcext:value-type="string">
            <text:p>(codigoemp,valortotal,numerodeparcelas,datacontratacao,tipoemprestimo,cliente)</text:p>
          </table:table-cell>
          <table:table-cell office:value-type="string" calcext:value-type="string">
            <text:p>(codigoemp,valortotal,numerodeparcelas,datacontratacao,tipoemprestimo,cliente)</text:p>
          </table:table-cell>
        </table:table-row>
        <table:table-row table:style-name="ro1">
          <table:table-cell office:value-type="string" calcext:value-type="string">
            <text:p>'00001’</text:p>
          </table:table-cell>
          <table:table-cell office:value-type="string" calcext:value-type="string">
            <text:p>1000.0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'2020-09-09 11:00:00’</text:p>
          </table:table-cell>
          <table:table-cell office:value-type="string" calcext:value-type="string">
            <text:p>'emprestimo pessoal’</text:p>
          </table:table-cell>
          <table:table-cell office:value-type="string" calcext:value-type="string">
            <text:p>'12345678901’</text:p>
          </table:table-cell>
          <table:table-cell/>
          <table:table-cell table:formula="of:=COM.MICROSOFT.CONCAT(&quot;(&quot;;[.A142];&quot;,&quot;;[.B142];&quot;,&quot;;[.C142];&quot;,&quot;;[.D142];&quot;,&quot;;[.E142];&quot;,&quot;;[.F142];&quot;)&quot;)" office:value-type="string" office:string-value="('00001’,1000.00,12,'2020-09-09 11:00:00’,'emprestimo pessoal’,'12345678901’)" calcext:value-type="string">
            <text:p>('00001’,1000.00,12,'2020-09-09 11:00:00’,'emprestimo pessoal’,'12345678901’)</text:p>
          </table:table-cell>
          <table:table-cell office:value-type="string" calcext:value-type="string">
            <text:p>('00001’,1000.00,12,'2020-09-09 11:00:00’,'emprestimo pessoal’,'12345678901’)</text:p>
          </table:table-cell>
        </table:table-row>
        <table:table-row table:style-name="ro1">
          <table:table-cell table:number-columns-repeated="7"/>
          <table:table-cell table:formula="of:=COM.MICROSOFT.CONCAT(&quot;(&quot;;[.A143];&quot;,&quot;;[.B143];&quot;,&quot;;[.C143];&quot;,&quot;;[.D143];&quot;,&quot;;[.E143];&quot;,&quot;;[.F143];&quot;)&quot;)" office:value-type="string" office:string-value="(,,,,,)" calcext:value-type="string">
            <text:p>(,,,,,)</text:p>
          </table:table-cell>
          <table:table-cell/>
        </table:table-row>
        <table:table-row table:style-name="ro1">
          <table:table-cell table:style-name="ce1" office:value-type="string" calcext:value-type="string">
            <text:p>parcela</text:p>
          </table:table-cell>
          <table:table-cell table:number-columns-repeated="6"/>
          <table:table-cell table:formula="of:=COM.MICROSOFT.CONCAT(&quot;(&quot;;[.A144];&quot;,&quot;;[.B144];&quot;,&quot;;[.C144];&quot;,&quot;;[.D144];&quot;,&quot;;[.E144];&quot;,&quot;;[.F144];&quot;)&quot;)" office:value-type="string" office:string-value="(parcela,,,,,)" calcext:value-type="string">
            <text:p>(parcela,,,,,)</text:p>
          </table:table-cell>
          <table:table-cell/>
        </table:table-row>
        <table:table-row table:style-name="ro2">
          <table:table-cell table:style-name="ce2" office:value-type="string" calcext:value-type="string">
            <text:p>numeparcela</text:p>
          </table:table-cell>
          <table:table-cell office:value-type="string" calcext:value-type="string">
            <text:p>valorparcela</text:p>
          </table:table-cell>
          <table:table-cell office:value-type="string" calcext:value-type="string">
            <text:p>vencimento</text:p>
          </table:table-cell>
          <table:table-cell table:style-name="ce4" office:value-type="string" calcext:value-type="string">
            <text:p>emprestimo</text:p>
          </table:table-cell>
          <table:table-cell table:style-name="ce2" office:value-type="string" calcext:value-type="string">
            <text:p>datapagamento</text:p>
          </table:table-cell>
          <table:table-cell table:number-columns-repeated="2"/>
          <table:table-cell table:formula="of:=COM.MICROSOFT.CONCAT(&quot;(&quot;;[.A145];&quot;,&quot;;[.B145];&quot;,&quot;;[.C145];&quot;,&quot;;[.D145];&quot;,&quot;;[.E145];&quot;),&quot;)" office:value-type="string" office:string-value="(numeparcela,valorparcela,vencimento,emprestimo,datapagamento)," calcext:value-type="string">
            <text:p>(numeparcela,valorparcela,vencimento,emprestimo,datapagamento),</text:p>
          </table:table-cell>
          <table:table-cell office:value-type="string" calcext:value-type="string">
            <text:p>(numeparcela,valorparcela,vencimento,emprestimo,datapagamento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0-10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46];&quot;,&quot;;[.B146];&quot;,&quot;;[.C146];&quot;,&quot;;[.D146];&quot;,&quot;;[.E146];&quot;),&quot;)" office:value-type="string" office:string-value="(1,95.00,'2020-10-03’,'00001’,NULL)," calcext:value-type="string">
            <text:p>(1,95.00,'2020-10-03’,'00001’,NULL),</text:p>
          </table:table-cell>
          <table:table-cell office:value-type="string" calcext:value-type="string">
            <text:p>(1,95.00,'2020-10-03’,'00001’,NULL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0-11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47];&quot;,&quot;;[.B147];&quot;,&quot;;[.C147];&quot;,&quot;;[.D147];&quot;,&quot;;[.E147];&quot;),&quot;)" office:value-type="string" office:string-value="(2,95.00,'2020-11-03’,'00001’,NULL)," calcext:value-type="string">
            <text:p>(2,95.00,'2020-11-03’,'00001’,NULL),</text:p>
          </table:table-cell>
          <table:table-cell office:value-type="string" calcext:value-type="string">
            <text:p>(2,95.00,'2020-11-03’,'00001’,NULL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0-12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48];&quot;,&quot;;[.B148];&quot;,&quot;;[.C148];&quot;,&quot;;[.D148];&quot;,&quot;;[.E148];&quot;),&quot;)" office:value-type="string" office:string-value="(3,95.00,'2020-12-03’,'00001’,NULL)," calcext:value-type="string">
            <text:p>(3,95.00,'2020-12-03’,'00001’,NULL),</text:p>
          </table:table-cell>
          <table:table-cell office:value-type="string" calcext:value-type="string">
            <text:p>(3,95.00,'2020-12-03’,'00001’,NULL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1-01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49];&quot;,&quot;;[.B149];&quot;,&quot;;[.C149];&quot;,&quot;;[.D149];&quot;,&quot;;[.E149];&quot;),&quot;)" office:value-type="string" office:string-value="(4,95.00,'2021-01-03’,'00001’,NULL)," calcext:value-type="string">
            <text:p>(4,95.00,'2021-01-03’,'00001’,NULL),</text:p>
          </table:table-cell>
          <table:table-cell office:value-type="string" calcext:value-type="string">
            <text:p>(4,95.00,'2021-01-03’,'00001’,NULL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1-02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50];&quot;,&quot;;[.B150];&quot;,&quot;;[.C150];&quot;,&quot;;[.D150];&quot;,&quot;;[.E150];&quot;),&quot;)" office:value-type="string" office:string-value="(5,95.00,'2021-02-03’,'00001’,NULL)," calcext:value-type="string">
            <text:p>(5,95.00,'2021-02-03’,'00001’,NULL),</text:p>
          </table:table-cell>
          <table:table-cell office:value-type="string" calcext:value-type="string">
            <text:p>(5,95.00,'2021-02-03’,'00001’,NULL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1-03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51];&quot;,&quot;;[.B151];&quot;,&quot;;[.C151];&quot;,&quot;;[.D151];&quot;,&quot;;[.E151];&quot;),&quot;)" office:value-type="string" office:string-value="(6,95.00,'2021-03-03’,'00001’,NULL)," calcext:value-type="string">
            <text:p>(6,95.00,'2021-03-03’,'00001’,NULL),</text:p>
          </table:table-cell>
          <table:table-cell office:value-type="string" calcext:value-type="string">
            <text:p>(6,95.00,'2021-03-03’,'00001’,NULL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1-04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52];&quot;,&quot;;[.B152];&quot;,&quot;;[.C152];&quot;,&quot;;[.D152];&quot;,&quot;;[.E152];&quot;),&quot;)" office:value-type="string" office:string-value="(7,95.00,'2021-04-03’,'00001’,NULL)," calcext:value-type="string">
            <text:p>(7,95.00,'2021-04-03’,'00001’,NULL),</text:p>
          </table:table-cell>
          <table:table-cell office:value-type="string" calcext:value-type="string">
            <text:p>(7,95.00,'2021-04-03’,'00001’,NULL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1-05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53];&quot;,&quot;;[.B153];&quot;,&quot;;[.C153];&quot;,&quot;;[.D153];&quot;,&quot;;[.E153];&quot;),&quot;)" office:value-type="string" office:string-value="(8,95.00,'2021-05-03’,'00001’,NULL)," calcext:value-type="string">
            <text:p>(8,95.00,'2021-05-03’,'00001’,NULL),</text:p>
          </table:table-cell>
          <table:table-cell office:value-type="string" calcext:value-type="string">
            <text:p>(8,95.00,'2021-05-03’,'00001’,NULL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1-06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54];&quot;,&quot;;[.B154];&quot;,&quot;;[.C154];&quot;,&quot;;[.D154];&quot;,&quot;;[.E154];&quot;),&quot;)" office:value-type="string" office:string-value="(9,95.00,'2021-06-03’,'00001’,NULL)," calcext:value-type="string">
            <text:p>(9,95.00,'2021-06-03’,'00001’,NULL),</text:p>
          </table:table-cell>
          <table:table-cell office:value-type="string" calcext:value-type="string">
            <text:p>(9,95.00,'2021-06-03’,'00001’,NULL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1-07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55];&quot;,&quot;;[.B155];&quot;,&quot;;[.C155];&quot;,&quot;;[.D155];&quot;,&quot;;[.E155];&quot;),&quot;)" office:value-type="string" office:string-value="(10,95.00,'2021-07-03’,'00001’,NULL)," calcext:value-type="string">
            <text:p>(10,95.00,'2021-07-03’,'00001’,NULL),</text:p>
          </table:table-cell>
          <table:table-cell office:value-type="string" calcext:value-type="string">
            <text:p>(10,95.00,'2021-07-03’,'00001’,NULL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1-08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56];&quot;,&quot;;[.B156];&quot;,&quot;;[.C156];&quot;,&quot;;[.D156];&quot;,&quot;;[.E156];&quot;),&quot;)" office:value-type="string" office:string-value="(11,95.00,'2021-08-03’,'00001’,NULL)," calcext:value-type="string">
            <text:p>(11,95.00,'2021-08-03’,'00001’,NULL),</text:p>
          </table:table-cell>
          <table:table-cell office:value-type="string" calcext:value-type="string">
            <text:p>(11,95.00,'2021-08-03’,'00001’,NULL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5.00</text:p>
          </table:table-cell>
          <table:table-cell table:style-name="ce6" office:value-type="string" calcext:value-type="string">
            <text:p>'2021-09-03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COM.MICROSOFT.CONCAT(&quot;(&quot;;[.A157];&quot;,&quot;;[.B157];&quot;,&quot;;[.C157];&quot;,&quot;;[.D157];&quot;,&quot;;[.E157];&quot;)&quot;)" office:value-type="string" office:string-value="(12,95.00,'2021-09-03’,'00001’,NULL)" calcext:value-type="string">
            <text:p>(12,95.00,'2021-09-03’,'00001’,NULL)</text:p>
          </table:table-cell>
          <table:table-cell office:value-type="string" calcext:value-type="string">
            <text:p>(12,95.00,'2021-09-03’,'00001’,NULL)</text:p>
          </table:table-cell>
        </table:table-row>
        <table:table-row table:style-name="ro1">
          <table:table-cell table:number-columns-repeated="7"/>
          <table:table-cell table:formula="of:=COM.MICROSOFT.CONCAT(&quot;(&quot;;[.A158];&quot;,&quot;;[.B158];&quot;,&quot;;[.C158];&quot;,&quot;;[.D158];&quot;,&quot;;[.E158];&quot;,&quot;;[.F158];&quot;)&quot;)" office:value-type="string" office:string-value="(,,,,,)" calcext:value-type="string">
            <text:p>(,,,,,)</text:p>
          </table:table-cell>
          <table:table-cell/>
        </table:table-row>
        <table:table-row table:style-name="ro1">
          <table:table-cell table:style-name="ce1" office:value-type="string" calcext:value-type="string">
            <text:p>contacorrente</text:p>
          </table:table-cell>
          <table:table-cell table:number-columns-repeated="6"/>
          <table:table-cell table:formula="of:=COM.MICROSOFT.CONCAT(&quot;(&quot;;[.A159];&quot;,&quot;;[.B159];&quot;,&quot;;[.C159];&quot;,&quot;;[.D159];&quot;,&quot;;[.E159];&quot;,&quot;;[.F159];&quot;)&quot;)" office:value-type="string" office:string-value="(contacorrente,,,,,)" calcext:value-type="string">
            <text:p>(contacorrente,,,,,)</text:p>
          </table:table-cell>
          <table:table-cell/>
        </table:table-row>
        <table:table-row table:style-name="ro2">
          <table:table-cell table:style-name="ce2" office:value-type="string" calcext:value-type="string">
            <text:p>codconta</text:p>
          </table:table-cell>
          <table:table-cell table:style-name="ce4" office:value-type="string" calcext:value-type="string">
            <text:p>agencia</text:p>
          </table:table-cell>
          <table:table-cell table:style-name="ce4" office:value-type="string" calcext:value-type="string">
            <text:p>cliente</text:p>
          </table:table-cell>
          <table:table-cell table:style-name="ce2" office:value-type="string" calcext:value-type="string">
            <text:p>dataaberturacc</text:p>
          </table:table-cell>
          <table:table-cell table:style-name="ce2" office:value-type="string" calcext:value-type="string">
            <text:p>datafechamento</text:p>
          </table:table-cell>
          <table:table-cell office:value-type="string" calcext:value-type="string">
            <text:p>contrato</text:p>
          </table:table-cell>
          <table:table-cell/>
          <table:table-cell table:formula="of:=COM.MICROSOFT.CONCAT(&quot;(&quot;;[.A160];&quot;,&quot;;[.B160];&quot;,&quot;;[.C160];&quot;,&quot;;[.D160];&quot;,&quot;;[.E160];&quot;,&quot;;[.F160];&quot;)&quot;)" office:value-type="string" office:string-value="(codconta,agencia,cliente,dataaberturacc,datafechamento,contrato)" calcext:value-type="string">
            <text:p>(codconta,agencia,cliente,dataaberturacc,datafechamento,contrato)</text:p>
          </table:table-cell>
          <table:table-cell/>
        </table:table-row>
        <table:table-row table:style-name="ro1">
          <table:table-cell office:value-type="string" calcext:value-type="string">
            <text:p>'12345-6’</text:p>
          </table:table-cell>
          <table:table-cell office:value-type="string" calcext:value-type="string">
            <text:p>'123-4’</text:p>
          </table:table-cell>
          <table:table-cell office:value-type="string" calcext:value-type="string">
            <text:p>'12345678901’</text:p>
          </table:table-cell>
          <table:table-cell table:style-name="ce5" office:value-type="string" calcext:value-type="string">
            <text:p>'2020-08-01 10:30:00’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12345-123/2020’</text:p>
          </table:table-cell>
          <table:table-cell/>
          <table:table-cell table:formula="of:=COM.MICROSOFT.CONCAT(&quot;(&quot;;[.A161];&quot;,&quot;;[.B161];&quot;,&quot;;[.C161];&quot;,&quot;;[.D161];&quot;,&quot;;[.E161];&quot;,&quot;;[.F161];&quot;)&quot;)" office:value-type="string" office:string-value="('12345-6’,'123-4’,'12345678901’,'2020-08-01 10:30:00’,NULL,'12345-123/2020’)" calcext:value-type="string">
            <text:p>('12345-6’,'123-4’,'12345678901’,'2020-08-01 10:30:00’,NULL,'12345-123/2020’)</text:p>
          </table:table-cell>
          <table:table-cell/>
        </table:table-row>
        <table:table-row table:style-name="ro1">
          <table:table-cell table:number-columns-repeated="7"/>
          <table:table-cell table:formula="of:=COM.MICROSOFT.CONCAT(&quot;(&quot;;[.A162];&quot;,&quot;;[.B162];&quot;,&quot;;[.C162];&quot;,&quot;;[.D162];&quot;,&quot;;[.E162];&quot;,&quot;;[.F162];&quot;)&quot;)" office:value-type="string" office:string-value="(,,,,,)" calcext:value-type="string">
            <text:p>(,,,,,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clienteconta;</text:p>
          </table:table-cell>
          <table:table-cell table:number-columns-repeated="6"/>
          <table:table-cell table:formula="of:=COM.MICROSOFT.CONCAT(&quot;(&quot;;[.A163];&quot;,&quot;;[.B163];&quot;,&quot;;[.C163];&quot;,&quot;;[.D163];&quot;,&quot;;[.E163];&quot;,&quot;;[.F163];&quot;)&quot;)" office:value-type="string" office:string-value="( clienteconta;,,,,,)" calcext:value-type="string">
            <text:p>( clienteconta;,,,,,)</text:p>
          </table:table-cell>
          <table:table-cell/>
        </table:table-row>
        <table:table-row table:style-name="ro1">
          <table:table-cell table:style-name="ce4" office:value-type="string" calcext:value-type="string">
            <text:p>contacorrente</text:p>
          </table:table-cell>
          <table:table-cell table:style-name="ce1" office:value-type="string" calcext:value-type="string">
            <text:p>cliente</text:p>
          </table:table-cell>
          <table:table-cell table:number-columns-repeated="5"/>
          <table:table-cell table:formula="of:=COM.MICROSOFT.CONCAT(&quot;(&quot;;[.A164];&quot;,&quot;;[.B164];&quot;,&quot;;[.C164];&quot;,&quot;;[.D164];&quot;,&quot;;[.E164];&quot;,&quot;;[.F164];&quot;)&quot;)" office:value-type="string" office:string-value="(contacorrente,cliente,,,,)" calcext:value-type="string">
            <text:p>(contacorrente,cliente,,,,)</text:p>
          </table:table-cell>
          <table:table-cell office:value-type="string" calcext:value-type="string">
            <text:p>(contacorrente,cliente,,,,)</text:p>
          </table:table-cell>
        </table:table-row>
        <table:table-row table:style-name="ro1">
          <table:table-cell office:value-type="string" calcext:value-type="string">
            <text:p>'12345-6’</text:p>
          </table:table-cell>
          <table:table-cell office:value-type="string" calcext:value-type="string">
            <text:p>'12345678901’</text:p>
          </table:table-cell>
          <table:table-cell table:number-columns-repeated="5"/>
          <table:table-cell table:formula="of:=COM.MICROSOFT.CONCAT(&quot;(&quot;;[.A165];&quot;,&quot;;[.B165];&quot;,&quot;;[.C165];&quot;,&quot;;[.D165];&quot;,&quot;;[.E165];&quot;,&quot;;[.F165];&quot;)&quot;)" office:value-type="string" office:string-value="('12345-6’,'12345678901’,,,,)" calcext:value-type="string">
            <text:p>('12345-6’,'12345678901’,,,,)</text:p>
          </table:table-cell>
          <table:table-cell office:value-type="string" calcext:value-type="string">
            <text:p>('12345-6’,'12345678901’,,,,)</text:p>
          </table:table-cell>
        </table:table-row>
        <table:table-row table:style-name="ro1">
          <table:table-cell table:number-columns-repeated="7"/>
          <table:table-cell table:formula="of:=COM.MICROSOFT.CONCAT(&quot;(&quot;;[.A166];&quot;,&quot;;[.B166];&quot;,&quot;;[.C166];&quot;,&quot;;[.D166];&quot;,&quot;;[.E166];&quot;,&quot;;[.F166];&quot;)&quot;)" office:value-type="string" office:string-value="(,,,,,)" calcext:value-type="string">
            <text:p>(,,,,,)</text:p>
          </table:table-cell>
          <table:table-cell/>
        </table:table-row>
        <table:table-row table:style-name="ro1">
          <table:table-cell table:style-name="ce4" office:value-type="string" calcext:value-type="string">
            <text:p>chequeespecial</text:p>
          </table:table-cell>
          <table:table-cell table:number-columns-repeated="6"/>
          <table:table-cell table:formula="of:=COM.MICROSOFT.CONCAT(&quot;(&quot;;[.A167];&quot;,&quot;;[.B167];&quot;,&quot;;[.C167];&quot;,&quot;;[.D167];&quot;,&quot;;[.E167];&quot;,&quot;;[.F167];&quot;)&quot;)" office:value-type="string" office:string-value="(chequeespecial,,,,,)" calcext:value-type="string">
            <text:p>(chequeespecial,,,,,)</text:p>
          </table:table-cell>
          <table:table-cell/>
        </table:table-row>
        <table:table-row table:style-name="ro2">
          <table:table-cell table:style-name="ce4" office:value-type="string" calcext:value-type="string">
            <text:p>contacorrente</text:p>
          </table:table-cell>
          <table:table-cell table:style-name="ce2" office:value-type="string" calcext:value-type="string">
            <text:p>datalancamento</text:p>
          </table:table-cell>
          <table:table-cell office:value-type="string" calcext:value-type="string">
            <text:p>limite</text:p>
          </table:table-cell>
          <table:table-cell table:number-columns-repeated="4"/>
          <table:table-cell table:formula="of:=COM.MICROSOFT.CONCAT(&quot;(&quot;;[.A168];&quot;,&quot;;[.B168];&quot;,&quot;;[.C168];&quot;,&quot;;[.D168];&quot;,&quot;;[.E168];&quot;,&quot;;[.F168];&quot;)&quot;)" office:value-type="string" office:string-value="(contacorrente,datalancamento,limite,,,)" calcext:value-type="string">
            <text:p>(contacorrente,datalancamento,limite,,,)</text:p>
          </table:table-cell>
          <table:table-cell office:value-type="string" calcext:value-type="string">
            <text:p>(contacorrente,datalancamento,limite,,,)</text:p>
          </table:table-cell>
        </table:table-row>
        <table:table-row table:style-name="ro1">
          <table:table-cell table:style-name="ce1" office:value-type="string" calcext:value-type="string">
            <text:p>'12345-6’</text:p>
          </table:table-cell>
          <table:table-cell table:style-name="ce5" office:value-type="string" calcext:value-type="string">
            <text:p>'2020-08-05 11:00:00’</text:p>
          </table:table-cell>
          <table:table-cell office:value-type="string" calcext:value-type="string">
            <text:p>1000.00</text:p>
          </table:table-cell>
          <table:table-cell table:number-columns-repeated="4"/>
          <table:table-cell table:formula="of:=COM.MICROSOFT.CONCAT(&quot;(&quot;;[.A169];&quot;,&quot;;[.B169];&quot;,&quot;;[.C169];&quot;,&quot;;[.D169];&quot;,&quot;;[.E169];&quot;,&quot;;[.F169];&quot;)&quot;)" office:value-type="string" office:string-value="('12345-6’,'2020-08-05 11:00:00’,1000.00,,,)" calcext:value-type="string">
            <text:p>('12345-6’,'2020-08-05 11:00:00’,1000.00,,,)</text:p>
          </table:table-cell>
          <table:table-cell office:value-type="string" calcext:value-type="string">
            <text:p>('12345-6’,'2020-08-05 11:00:00’,1000.00,,,)</text:p>
          </table:table-cell>
        </table:table-row>
        <table:table-row table:style-name="ro1">
          <table:table-cell table:number-columns-repeated="7"/>
          <table:table-cell table:formula="of:=COM.MICROSOFT.CONCAT(&quot;(&quot;;[.A170];&quot;,&quot;;[.B170];&quot;,&quot;;[.C170];&quot;,&quot;;[.D170];&quot;,&quot;;[.E170];&quot;,&quot;;[.F170];&quot;)&quot;)" office:value-type="string" office:string-value="(,,,,,)" calcext:value-type="string">
            <text:p>(,,,,,)</text:p>
          </table:table-cell>
          <table:table-cell/>
        </table:table-row>
        <table:table-row table:style-name="ro1">
          <table:table-cell table:number-columns-repeated="7"/>
          <table:table-cell table:formula="of:=COM.MICROSOFT.CONCAT(&quot;(&quot;;[.A171];&quot;,&quot;;[.B171];&quot;,&quot;;[.C171];&quot;,&quot;;[.D171];&quot;,&quot;;[.E171];&quot;,&quot;;[.F171];&quot;)&quot;)" office:value-type="string" office:string-value="(,,,,,)" calcext:value-type="string">
            <text:p>(,,,,,)</text:p>
          </table:table-cell>
          <table:table-cell/>
        </table:table-row>
        <table:table-row table:style-name="ro1">
          <table:table-cell table:style-name="ce1" office:value-type="string" calcext:value-type="string">
            <text:p>lancamento</text:p>
          </table:table-cell>
          <table:table-cell table:number-columns-repeated="6"/>
          <table:table-cell table:formula="of:=COM.MICROSOFT.CONCAT(&quot;(&quot;;[.A172];&quot;,&quot;;[.B172];&quot;,&quot;;[.C172];&quot;,&quot;;[.D172];&quot;,&quot;;[.E172];&quot;,&quot;;[.F172];&quot;)&quot;)" office:value-type="string" office:string-value="(lancamento,,,,,)" calcext:value-type="string">
            <text:p>(lancamento,,,,,)</text:p>
          </table:table-cell>
          <table:table-cell/>
        </table:table-row>
        <table:table-row table:style-name="ro2">
          <table:table-cell office:value-type="string" calcext:value-type="string">
            <text:p>codigolanc</text:p>
          </table:table-cell>
          <table:table-cell table:style-name="ce2" office:value-type="string" calcext:value-type="string">
            <text:p>datalancamento</text:p>
          </table:table-cell>
          <table:table-cell table:style-name="ce2" office:value-type="string" calcext:value-type="string">
            <text:p>valor</text:p>
          </table:table-cell>
          <table:table-cell table:style-name="ce4" office:value-type="string" calcext:value-type="string">
            <text:p>contacorrente</text:p>
          </table:table-cell>
          <table:table-cell office:value-type="string" calcext:value-type="string">
            <text:p>descricao</text:p>
          </table:table-cell>
          <table:table-cell table:number-columns-repeated="2"/>
          <table:table-cell table:formula="of:=COM.MICROSOFT.CONCAT(&quot;(&quot;;[.A173];&quot;,&quot;;[.B173];&quot;,&quot;;[.C173];&quot;,&quot;;[.D173];&quot;,&quot;;[.E173];&quot;)&quot;)" office:value-type="string" office:string-value="(codigolanc,datalancamento,valor,contacorrente,descricao)" calcext:value-type="string">
            <text:p>(codigolanc,datalancamento,valor,contacorrente,descricao)</text:p>
          </table:table-cell>
          <table:table-cell office:value-type="string" calcext:value-type="string">
            <text:p>(codigolanc,datalancamento,valor,contacorrente,descricao)</text:p>
          </table:table-cell>
        </table:table-row>
        <table:table-row table:style-name="ro1">
          <table:table-cell office:value-type="string" calcext:value-type="string">
            <text:p>'1234567891’</text:p>
          </table:table-cell>
          <table:table-cell table:style-name="ce5" office:value-type="string" calcext:value-type="string">
            <text:p>'2020-08-01 10:35:00’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depósito’</text:p>
          </table:table-cell>
          <table:table-cell table:number-columns-repeated="2"/>
          <table:table-cell table:formula="of:=COM.MICROSOFT.CONCAT(&quot;(&quot;;[.A174];&quot;,&quot;;[.B174];&quot;,&quot;;[.C174];&quot;,&quot;;[.D174];&quot;,&quot;;[.E174];&quot;)&quot;)" office:value-type="string" office:string-value="('1234567891’,'2020-08-01 10:35:00’,100.00,'12345-6’,'depósito’)" calcext:value-type="string">
            <text:p>('1234567891’,'2020-08-01 10:35:00’,100.00,'12345-6’,'depósito’)</text:p>
          </table:table-cell>
          <table:table-cell office:value-type="string" calcext:value-type="string">
            <text:p>('1234567891’,'2020-08-01 10:35:00’,100.00,'12345-6’,'depósito’)</text:p>
          </table:table-cell>
        </table:table-row>
        <table:table-row table:style-name="ro1">
          <table:table-cell office:value-type="string" calcext:value-type="string">
            <text:p>'1234567892’</text:p>
          </table:table-cell>
          <table:table-cell table:style-name="ce5" office:value-type="string" calcext:value-type="string">
            <text:p>'2020-08-02 10:30:00’</text:p>
          </table:table-cell>
          <table:table-cell office:value-type="string" calcext:value-type="string">
            <text:p>-4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taxa de adesão ao contrato 12345-123/2020’</text:p>
          </table:table-cell>
          <table:table-cell table:number-columns-repeated="2"/>
          <table:table-cell table:formula="of:=COM.MICROSOFT.CONCAT(&quot;(&quot;;[.A175];&quot;,&quot;;[.B175];&quot;,&quot;;[.C175];&quot;,&quot;;[.D175];&quot;,&quot;;[.E175];&quot;)&quot;)" office:value-type="string" office:string-value="('1234567892’,'2020-08-02 10:30:00’,-40.00,'12345-6’,'taxa de adesão ao contrato 12345-123/2020’)" calcext:value-type="string">
            <text:p>('1234567892’,'2020-08-02 10:30:00’,-40.00,'12345-6’,'taxa de adesão ao contrato 12345-123/2020’)</text:p>
          </table:table-cell>
          <table:table-cell office:value-type="string" calcext:value-type="string">
            <text:p>('1234567892’,'2020-08-02 10:30:00’,-40.00,'12345-6’,'taxa de adesão ao contrato 12345-123/2020’)</text:p>
          </table:table-cell>
        </table:table-row>
        <table:table-row table:style-name="ro4">
          <table:table-cell office:value-type="string" calcext:value-type="string">
            <text:p>'1234567893’</text:p>
          </table:table-cell>
          <table:table-cell table:style-name="ce5" office:value-type="string" calcext:value-type="string">
            <text:p>'2020-08-05 11:10:00’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<text:span text:style-name="T1">taxa de </text:span>adesão ao contrato 12356-123/2020’</text:p>
          </table:table-cell>
          <table:table-cell table:number-columns-repeated="2"/>
          <table:table-cell table:formula="of:=COM.MICROSOFT.CONCAT(&quot;(&quot;;[.A176];&quot;,&quot;;[.B176];&quot;,&quot;;[.C176];&quot;,&quot;;[.D176];&quot;,&quot;;[.E176];&quot;)&quot;)" office:value-type="string" office:string-value="('1234567893’,'2020-08-05 11:10:00’,-20.00,'12345-6’,'taxa de adesão ao contrato 12356-123/2020’)" calcext:value-type="string">
            <text:p>('1234567893’,'2020-08-05 11:10:00’,-20.00,'12345-6’,'taxa de adesão ao contrato 12356-123/2020’)</text:p>
          </table:table-cell>
          <table:table-cell office:value-type="string" calcext:value-type="string">
            <text:p>('1234567893’,'2020-08-05 11:10:00’,-20.00,'12345-6’,'taxa de adesão ao contrato 12356-123/2020’)</text:p>
          </table:table-cell>
        </table:table-row>
        <table:table-row table:style-name="ro4">
          <table:table-cell office:value-type="string" calcext:value-type="string">
            <text:p>'1234567894’</text:p>
          </table:table-cell>
          <table:table-cell table:style-name="ce5" office:value-type="string" calcext:value-type="string">
            <text:p>'2020-08-05 11:15:00’</text:p>
          </table:table-cell>
          <table:table-cell office:value-type="string" calcext:value-type="string">
            <text:p>-2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<text:span text:style-name="T1">taxa de </text:span>adesão ao contrato 12357-123/2020’</text:p>
          </table:table-cell>
          <table:table-cell table:number-columns-repeated="2"/>
          <table:table-cell table:formula="of:=COM.MICROSOFT.CONCAT(&quot;(&quot;;[.A177];&quot;,&quot;;[.B177];&quot;,&quot;;[.C177];&quot;,&quot;;[.D177];&quot;,&quot;;[.E177];&quot;)&quot;)" office:value-type="string" office:string-value="('1234567894’,'2020-08-05 11:15:00’,-20.00,'12345-6’,'taxa de adesão ao contrato 12357-123/2020’)" calcext:value-type="string">
            <text:p>('1234567894’,'2020-08-05 11:15:00’,-20.00,'12345-6’,'taxa de adesão ao contrato 12357-123/2020’)</text:p>
          </table:table-cell>
          <table:table-cell office:value-type="string" calcext:value-type="string">
            <text:p>('1234567894’,'2020-08-05 11:15:00’,-20.00,'12345-6’,'taxa de adesão ao contrato 12357-123/2020’)</text:p>
          </table:table-cell>
        </table:table-row>
        <table:table-row table:style-name="ro4">
          <table:table-cell office:value-type="string" calcext:value-type="string">
            <text:p>'1234567896’</text:p>
          </table:table-cell>
          <table:table-cell table:style-name="ce5" office:value-type="string" calcext:value-type="string">
            <text:p>'2020-08-15 13:50:00’</text:p>
          </table:table-cell>
          <table:table-cell office:value-type="string" calcext:value-type="string">
            <text:p>-35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<text:span text:style-name="T1">Padaria Bom Pão’</text:span></text:p>
          </table:table-cell>
          <table:table-cell table:number-columns-repeated="2"/>
          <table:table-cell table:formula="of:=COM.MICROSOFT.CONCAT(&quot;(&quot;;[.A178];&quot;,&quot;;[.B178];&quot;,&quot;;[.C178];&quot;,&quot;;[.D178];&quot;,&quot;;[.E178];&quot;)&quot;)" office:value-type="string" office:string-value="('1234567896’,'2020-08-15 13:50:00’,-35.00,'12345-6’,'Padaria Bom Pão’)" calcext:value-type="string">
            <text:p>('1234567896’,'2020-08-15 13:50:00’,-35.00,'12345-6’,'Padaria Bom Pão’)</text:p>
          </table:table-cell>
          <table:table-cell office:value-type="string" calcext:value-type="string">
            <text:p>('1234567896’,'2020-08-15 13:50:00’,-35.00,'12345-6’,'Padaria Bom Pão’)</text:p>
          </table:table-cell>
        </table:table-row>
        <table:table-row table:style-name="ro4">
          <table:table-cell office:value-type="string" calcext:value-type="string">
            <text:p>'1234567895’</text:p>
          </table:table-cell>
          <table:table-cell table:style-name="ce5" office:value-type="string" calcext:value-type="string">
            <text:p>'2020-08-20 14:50:00’</text:p>
          </table:table-cell>
          <table:table-cell office:value-type="string" calcext:value-type="string">
            <text:p>-375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<text:span text:style-name="T1">Mercado Tem Tudo’</text:span></text:p>
          </table:table-cell>
          <table:table-cell table:number-columns-repeated="2"/>
          <table:table-cell table:formula="of:=COM.MICROSOFT.CONCAT(&quot;(&quot;;[.A179];&quot;,&quot;;[.B179];&quot;,&quot;;[.C179];&quot;,&quot;;[.D179];&quot;,&quot;;[.E179];&quot;)&quot;)" office:value-type="string" office:string-value="('1234567895’,'2020-08-20 14:50:00’,-375.00,'12345-6’,'Mercado Tem Tudo’)" calcext:value-type="string">
            <text:p>('1234567895’,'2020-08-20 14:50:00’,-375.00,'12345-6’,'Mercado Tem Tudo’)</text:p>
          </table:table-cell>
          <table:table-cell office:value-type="string" calcext:value-type="string">
            <text:p>('1234567895’,'2020-08-20 14:50:00’,-375.00,'12345-6’,'Mercado Tem Tudo’)</text:p>
          </table:table-cell>
        </table:table-row>
        <table:table-row table:style-name="ro4">
          <table:table-cell office:value-type="string" calcext:value-type="string">
            <text:p>'1234567897’</text:p>
          </table:table-cell>
          <table:table-cell table:style-name="ce5" office:value-type="string" calcext:value-type="string">
            <text:p>'2020-08-23 17:00:00’</text:p>
          </table:table-cell>
          <table:table-cell office:value-type="string" calcext:value-type="string">
            <text:p>-48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<text:span text:style-name="T1">saque no </text:span><text:span text:style-name="T2">terminal de autoatendimento”</text:span></text:p>
          </table:table-cell>
          <table:table-cell table:number-columns-repeated="2"/>
          <table:table-cell table:formula="of:=COM.MICROSOFT.CONCAT(&quot;(&quot;;[.A180];&quot;,&quot;;[.B180];&quot;,&quot;;[.C180];&quot;,&quot;;[.D180];&quot;,&quot;;[.E180];&quot;)&quot;)" office:value-type="string" office:string-value="('1234567897’,'2020-08-23 17:00:00’,-480.00,'12345-6’,'saque no terminal de autoatendimento”)" calcext:value-type="string">
            <text:p>('1234567897’,'2020-08-23 17:00:00’,-480.00,'12345-6’,'saque no terminal de autoatendimento”)</text:p>
          </table:table-cell>
          <table:table-cell office:value-type="string" calcext:value-type="string">
            <text:p>('1234567897’,'2020-08-23 17:00:00’,-480.00,'12345-6’,'saque no terminal de autoatendimento”)</text:p>
          </table:table-cell>
        </table:table-row>
        <table:table-row table:style-name="ro1">
          <table:table-cell office:value-type="string" calcext:value-type="string">
            <text:p>'1234567898’</text:p>
          </table:table-cell>
          <table:table-cell table:style-name="ce5" office:value-type="string" calcext:value-type="string">
            <text:p>'2020-08-24 14:10:00’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depósito’</text:p>
          </table:table-cell>
          <table:table-cell table:number-columns-repeated="2"/>
          <table:table-cell table:formula="of:=COM.MICROSOFT.CONCAT(&quot;(&quot;;[.A181];&quot;,&quot;;[.B181];&quot;,&quot;;[.C181];&quot;,&quot;;[.D181];&quot;,&quot;;[.E181];&quot;)&quot;)" office:value-type="string" office:string-value="('1234567898’,'2020-08-24 14:10:00’,1000.00,'12345-6’,'depósito’)" calcext:value-type="string">
            <text:p>('1234567898’,'2020-08-24 14:10:00’,1000.00,'12345-6’,'depósito’)</text:p>
          </table:table-cell>
          <table:table-cell office:value-type="string" calcext:value-type="string">
            <text:p>('1234567898’,'2020-08-24 14:10:00’,1000.00,'12345-6’,'depósito’)</text:p>
          </table:table-cell>
        </table:table-row>
        <table:table-row table:style-name="ro1">
          <table:table-cell office:value-type="string" calcext:value-type="string">
            <text:p>'1234567899’</text:p>
          </table:table-cell>
          <table:table-cell table:style-name="ce5" office:value-type="string" calcext:value-type="string">
            <text:p>'2020-09-03 10:00:00’</text:p>
          </table:table-cell>
          <table:table-cell office:value-type="string" calcext:value-type="string">
            <text:p>-25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pagamento energia elétrica’</text:p>
          </table:table-cell>
          <table:table-cell table:number-columns-repeated="2"/>
          <table:table-cell table:formula="of:=COM.MICROSOFT.CONCAT(&quot;(&quot;;[.A182];&quot;,&quot;;[.B182];&quot;,&quot;;[.C182];&quot;,&quot;;[.D182];&quot;,&quot;;[.E182];&quot;)&quot;)" office:value-type="string" office:string-value="('1234567899’,'2020-09-03 10:00:00’,-250.00,'12345-6’,'pagamento energia elétrica’)" calcext:value-type="string">
            <text:p>('1234567899’,'2020-09-03 10:00:00’,-250.00,'12345-6’,'pagamento energia elétrica’)</text:p>
          </table:table-cell>
          <table:table-cell office:value-type="string" calcext:value-type="string">
            <text:p>('1234567899’,'2020-09-03 10:00:00’,-250.00,'12345-6’,'pagamento energia elétrica’)</text:p>
          </table:table-cell>
        </table:table-row>
        <table:table-row table:style-name="ro1">
          <table:table-cell office:value-type="string" calcext:value-type="string">
            <text:p>'1234567810’</text:p>
          </table:table-cell>
          <table:table-cell table:style-name="ce5" office:value-type="string" calcext:value-type="string">
            <text:p>'2020-09-03 10:05:00’</text:p>
          </table:table-cell>
          <table:table-cell office:value-type="string" calcext:value-type="string">
            <text:p>-9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pagamento água e esgoto’</text:p>
          </table:table-cell>
          <table:table-cell table:number-columns-repeated="2"/>
          <table:table-cell table:formula="of:=COM.MICROSOFT.CONCAT(&quot;(&quot;;[.A183];&quot;,&quot;;[.B183];&quot;,&quot;;[.C183];&quot;,&quot;;[.D183];&quot;,&quot;;[.E183];&quot;)&quot;)" office:value-type="string" office:string-value="('1234567810’,'2020-09-03 10:05:00’,-90.00,'12345-6’,'pagamento água e esgoto’)" calcext:value-type="string">
            <text:p>('1234567810’,'2020-09-03 10:05:00’,-90.00,'12345-6’,'pagamento água e esgoto’)</text:p>
          </table:table-cell>
          <table:table-cell office:value-type="string" calcext:value-type="string">
            <text:p>('1234567810’,'2020-09-03 10:05:00’,-90.00,'12345-6’,'pagamento água e esgoto’)</text:p>
          </table:table-cell>
        </table:table-row>
        <table:table-row table:style-name="ro1">
          <table:table-cell office:value-type="string" calcext:value-type="string">
            <text:p>'1234567811’</text:p>
          </table:table-cell>
          <table:table-cell table:style-name="ce5" office:value-type="string" calcext:value-type="string">
            <text:p>'2020-09-05 10:30:00’</text:p>
          </table:table-cell>
          <table:table-cell office:value-type="string" calcext:value-type="string">
            <text:p>-15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pagamento internet’</text:p>
          </table:table-cell>
          <table:table-cell table:number-columns-repeated="2"/>
          <table:table-cell table:formula="of:=COM.MICROSOFT.CONCAT(&quot;(&quot;;[.A184];&quot;,&quot;;[.B184];&quot;,&quot;;[.C184];&quot;,&quot;;[.D184];&quot;,&quot;;[.E184];&quot;)&quot;)" office:value-type="string" office:string-value="('1234567811’,'2020-09-05 10:30:00’,-150.00,'12345-6’,'pagamento internet’)" calcext:value-type="string">
            <text:p>('1234567811’,'2020-09-05 10:30:00’,-150.00,'12345-6’,'pagamento internet’)</text:p>
          </table:table-cell>
          <table:table-cell office:value-type="string" calcext:value-type="string">
            <text:p>('1234567811’,'2020-09-05 10:30:00’,-150.00,'12345-6’,'pagamento internet’)</text:p>
          </table:table-cell>
        </table:table-row>
        <table:table-row table:style-name="ro1">
          <table:table-cell office:value-type="string" calcext:value-type="string">
            <text:p>'1234567812’</text:p>
          </table:table-cell>
          <table:table-cell table:style-name="ce5" office:value-type="string" calcext:value-type="string">
            <text:p>'2020-09-09 11:05:00’</text:p>
          </table:table-cell>
          <table:table-cell office:value-type="string" calcext:value-type="string">
            <text:p>100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emprestimo pessoal’</text:p>
          </table:table-cell>
          <table:table-cell table:number-columns-repeated="2"/>
          <table:table-cell table:formula="of:=COM.MICROSOFT.CONCAT(&quot;(&quot;;[.A185];&quot;,&quot;;[.B185];&quot;,&quot;;[.C185];&quot;,&quot;;[.D185];&quot;,&quot;;[.E185];&quot;)&quot;)" office:value-type="string" office:string-value="('1234567812’,'2020-09-09 11:05:00’,1000.00,'12345-6’,'emprestimo pessoal’)" calcext:value-type="string">
            <text:p>('1234567812’,'2020-09-09 11:05:00’,1000.00,'12345-6’,'emprestimo pessoal’)</text:p>
          </table:table-cell>
          <table:table-cell office:value-type="string" calcext:value-type="string">
            <text:p>('1234567812’,'2020-09-09 11:05:00’,1000.00,'12345-6’,'emprestimo pessoal’)</text:p>
          </table:table-cell>
        </table:table-row>
        <table:table-row table:style-name="ro4">
          <table:table-cell office:value-type="string" calcext:value-type="string">
            <text:p>'1234567813’</text:p>
          </table:table-cell>
          <table:table-cell table:style-name="ce5" office:value-type="string" calcext:value-type="string">
            <text:p>'2020-09-09 11:05:00’</text:p>
          </table:table-cell>
          <table:table-cell office:value-type="string" calcext:value-type="string">
            <text:p>-35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<text:span text:style-name="T1">taxa de </text:span>adesão ao contrato 12365-123/2020’</text:p>
          </table:table-cell>
          <table:table-cell table:number-columns-repeated="2"/>
          <table:table-cell table:formula="of:=COM.MICROSOFT.CONCAT(&quot;(&quot;;[.A186];&quot;,&quot;;[.B186];&quot;,&quot;;[.C186];&quot;,&quot;;[.D186];&quot;,&quot;;[.E186];&quot;)&quot;)" office:value-type="string" office:string-value="('1234567813’,'2020-09-09 11:05:00’,-35.00,'12345-6’,'taxa de adesão ao contrato 12365-123/2020’)" calcext:value-type="string">
            <text:p>('1234567813’,'2020-09-09 11:05:00’,-35.00,'12345-6’,'taxa de adesão ao contrato 12365-123/2020’)</text:p>
          </table:table-cell>
          <table:table-cell office:value-type="string" calcext:value-type="string">
            <text:p>('1234567813’,'2020-09-09 11:05:00’,-35.00,'12345-6’,'taxa de adesão ao contrato 12365-123/2020’)</text:p>
          </table:table-cell>
        </table:table-row>
        <table:table-row table:style-name="ro1">
          <table:table-cell office:value-type="string" calcext:value-type="string">
            <text:p>'1234567813’</text:p>
          </table:table-cell>
          <table:table-cell table:style-name="ce5" office:value-type="string" calcext:value-type="string">
            <text:p>'2020-09-10 11:10:00’</text:p>
          </table:table-cell>
          <table:table-cell office:value-type="string" calcext:value-type="string">
            <text:p>-880.00</text:p>
          </table:table-cell>
          <table:table-cell office:value-type="string" calcext:value-type="string">
            <text:p>'12345-6’</text:p>
          </table:table-cell>
          <table:table-cell office:value-type="string" calcext:value-type="string">
            <text:p>'pagamento cartão’</text:p>
          </table:table-cell>
          <table:table-cell table:number-columns-repeated="2"/>
          <table:table-cell table:formula="of:=COM.MICROSOFT.CONCAT(&quot;(&quot;;[.A187];&quot;,&quot;;[.B187];&quot;,&quot;;[.C187];&quot;,&quot;;[.D187];&quot;,&quot;;[.E187];&quot;)&quot;)" office:value-type="string" office:string-value="('1234567813’,'2020-09-10 11:10:00’,-880.00,'12345-6’,'pagamento cartão’)" calcext:value-type="string">
            <text:p>('1234567813’,'2020-09-10 11:10:00’,-880.00,'12345-6’,'pagamento cartão’)</text:p>
          </table:table-cell>
          <table:table-cell office:value-type="string" calcext:value-type="string">
            <text:p>('1234567813’,'2020-09-10 11:10:00’,-880.00,'12345-6’,'pagamento cartão’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9T01:39:38.483240536</meta:creation-date>
    <dc:date>2021-09-19T05:11:19.999286571</dc:date>
    <meta:editing-duration>PT33M18S</meta:editing-duration>
    <meta:editing-cycles>5</meta:editing-cycles>
    <meta:generator>LibreOffice/6.1.5.2$Linux_X86_64 LibreOffice_project/10$Build-2</meta:generator>
    <meta:document-statistic meta:table-count="1" meta:cell-count="403" meta:object-count="0"/>
  </office:meta>
</office:document-meta>
</file>